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7" style:family="paragraph" style:parent-style-name="Standard">
      <style:paragraph-properties fo:margin-top="0cm" fo:margin-bottom="0cm" loext:contextual-spacing="false" fo:line-height="100%" style:text-autospace="none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Standard">
      <style:paragraph-properties fo:text-align="center" style:justify-single-word="false" style:text-autospace="none"/>
    </style:style>
    <style:style style:name="P61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0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1" style:family="paragraph" style:parent-style-name="Абзац_20_списка" style:list-style-name="WW8Num1"/>
    <style:style style:name="P72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3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5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6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7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79" style:family="paragraph" style:parent-style-name="Style13">
      <style:paragraph-properties fo:margin-left="0cm" fo:margin-right="-0.002cm" fo:text-indent="0cm" style:auto-text-indent="false"/>
    </style:style>
    <style:style style:name="P80" style:family="paragraph" style:parent-style-name="Style16">
      <style:paragraph-properties fo:margin-left="0cm" fo:margin-right="-0.002cm" fo:line-height="100%" fo:text-indent="0cm" style:auto-text-indent="false"/>
    </style:style>
    <style:style style:name="P81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2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3" style:family="paragraph" style:parent-style-name="Зміст_5f_вимоги">
      <style:paragraph-properties fo:line-height="100%"/>
      <style:text-properties officeooo:paragraph-rsid="0020d573"/>
    </style:style>
    <style:style style:name="P84" style:family="paragraph" style:parent-style-name="Зміст_5f_вимоги">
      <style:text-properties officeooo:paragraph-rsid="0020d573"/>
    </style:style>
    <style:style style:name="P85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6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8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89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0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1" style:family="paragraph">
      <style:paragraph-properties fo:margin-left="0.026cm" fo:margin-right="0cm" fo:margin-top="0cm" fo:margin-bottom="0cm" fo:line-height="100%" fo:text-indent="0cm"/>
    </style:style>
    <style:style style:name="P92" style:family="paragraph">
      <style:paragraph-properties fo:margin-top="0cm" fo:margin-bottom="0cm" fo:line-height="100%"/>
    </style:style>
    <style:style style:name="P93" style:family="paragraph">
      <style:paragraph-properties fo:margin-top="0cm" fo:margin-bottom="0cm" fo:line-height="100%" fo:text-align="justify"/>
    </style:style>
    <style:style style:name="P94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4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0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12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14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6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8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2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2" style:family="text">
      <style:text-properties style:font-name="Times New Roman" fo:language="uk" fo:country="UA" style:language-asian="uk" style:country-asian="UA" style:font-name-complex="Times New Roman"/>
    </style:style>
    <style:style style:name="T23" style:family="text">
      <style:text-properties style:font-name="Times New Roman" fo:language="uk" fo:country="UA" officeooo:rsid="0026edba" style:language-asian="uk" style:country-asian="UA" style:font-name-complex="Times New Roman"/>
    </style:style>
    <style:style style:name="T24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25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26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27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28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9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32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33" style:family="text">
      <style:text-properties style:font-name="Times New Roman" fo:font-size="12pt" fo:language="uk" fo:country="UA" officeooo:rsid="0026edba" style:font-size-asian="12pt" style:language-asian="uk" style:country-asian="UA" style:font-name-complex="Times New Roman" style:font-size-complex="12pt"/>
    </style:style>
    <style:style style:name="T34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35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36" style:family="text">
      <style:text-properties style:font-name="Times New Roman" fo:font-size="12pt" style:font-size-asian="12pt" style:font-name-complex="Times New Roman" style:font-size-complex="12pt"/>
    </style:style>
    <style:style style:name="T37" style:family="text">
      <style:text-properties style:font-name="Times New Roman" fo:font-size="12pt" fo:letter-spacing="0.005cm" fo:language="uk" fo:country="UA" fo:font-weight="bold" style:font-size-asian="12pt" style:font-weight-asian="bold" style:font-name-complex="Times New Roman" style:font-size-complex="12pt" style:font-weight-complex="bold"/>
    </style:style>
    <style:style style:name="T38" style:family="text">
      <style:text-properties style:font-name="Times New Roman" style:font-name-complex="Times New Roman" style:font-size-complex="14pt" style:font-style-complex="italic" style:font-weight-complex="bold"/>
    </style:style>
    <style:style style:name="T39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40" style:family="text">
      <style:text-properties style:font-name="Times New Roman" officeooo:rsid="00117476" style:font-name-complex="Times New Roman" style:font-size-complex="14pt"/>
    </style:style>
    <style:style style:name="T41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42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43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44" style:family="text">
      <style:text-properties style:font-name="Times New Roman" fo:letter-spacing="0.005cm" fo:language="uk" fo:country="UA" fo:font-weight="bold" style:font-weight-asian="bold" style:font-name-complex="Times New Roman" style:font-weight-complex="bold"/>
    </style:style>
    <style:style style:name="T45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46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47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48" style:family="text">
      <style:text-properties fo:language="uk" fo:country="UA"/>
    </style:style>
    <style:style style:name="T49" style:family="text">
      <style:text-properties fo:font-weight="bold" style:font-weight-asian="bold"/>
    </style:style>
    <style:style style:name="T50" style:family="text">
      <style:text-properties fo:font-style="italic" style:font-style-asian="italic"/>
    </style:style>
    <style:style style:name="T51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52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53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54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5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font-name-asian="Times New Roman2" style:language-asian="uk" style:country-asian="UA" style:font-style-asian="normal" style:font-weight-asian="bold" style:font-name-complex="Times New Roman2" style:font-weight-complex="bold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language-asian="uk" style:country-asian="UA" style:font-style-asian="normal" style:font-weight-asian="bold" style:font-name-complex="Times New Roman" style:font-weight-complex="bold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size-asian="12pt" style:language-asian="uk" style:country-asian="UA" style:font-style-asian="normal" style:font-weight-asian="bold" style:font-name-complex="Times New Roman" style:font-size-complex="12pt" style:font-weight-complex="bold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68" style:family="text">
      <style:text-properties officeooo:rsid="005bc6ae"/>
    </style:style>
    <style:style style:name="T69" style:family="text">
      <style:text-properties officeooo:rsid="000f0310"/>
    </style:style>
    <style:style style:name="T70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71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72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73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74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75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76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77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78" style:family="text">
      <style:text-properties officeooo:rsid="00464a7d"/>
    </style:style>
    <style:style style:name="T79" style:family="text">
      <style:text-properties officeooo:rsid="0010dd33"/>
    </style:style>
    <style:style style:name="T80" style:family="text">
      <style:text-properties officeooo:rsid="001ed677"/>
    </style:style>
    <style:style style:name="T81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2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3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84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><text:tab/>ПОГОДЖЕНО<text:tab/><text:tab/><text:tab/><text:tab/><text:tab/><text:tab/><text:tab/><text:tab/><text:tab/><text:tab/>ЗАТВЕРДЖЕНО</text:p>
      <text:p text:style-name="P34"><text:span text:style-name="T69"><text:tab/>Заступник</text:span> директора _________ М.В. Савіна<text:tab/><text:tab/><text:tab/><text:tab/><text:tab/><text:span text:style-name="T69">Д</text:span>иректор <text:span text:style-name="T69">школи</text:span> ____________ Л.М. Воробйов</text:p>
      <text:p text:style-name="P34"><text:tab/>____________ 201<text:span text:style-name="T68">8</text:span> р.<text:tab/><text:tab/><text:tab/><text:tab/><text:tab/><text:tab/><text:tab/><text:tab/><text:tab/>_____________ 201<text:span text:style-name="T68">8</text:span> р.</text:p>
      <text:p text:style-name="P34"><text:span text:style-name="T38"><text:tab/>____________ 201</text:span><text:span text:style-name="T39">9</text:span><text:span text:style-name="T38"> р.<text:tab/><text:tab/><text:tab/><text:tab/><text:tab/><text:tab/><text:tab/><text:tab/><text:tab/>_____________ 201</text:span><text:span text:style-name="T39">9</text:span><text:span text:style-name="T38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8">учня <text:s/></text:span><text:span text:style-name="T10">7</text:span><text:span text:style-name="T8">-В класу </text:span><text:span text:style-name="T19">Карапетрова Олександра</text:span><text:span text:style-name="T8"><text:line-break/></text:span><text:span text:style-name="T71">в</text:span><text:span text:style-name="T70">читель Трубіцина А.Л.</text:span></text:p>
      <text:p text:style-name="P31"><text:span text:style-name="T70">201</text:span><text:span text:style-name="T72">8</text:span><text:span text:style-name="T70">-201</text:span><text:span text:style-name="T72">9</text:span><text:span text:style-name="T70"> н.р.</text:span><text:span text:style-name="T2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78">7 </text:span>класу</text:p>
      <text:p text:style-name="P35">загальноосвітніх навчальних закладів <text:span text:style-name="T79">затверджена Міністерством освіти і науки України</text:span></text:p>
      <text:p text:style-name="P36"><text:span text:style-name="T2">(Наказ МОН від </text:span><text:span text:style-name="T40">07.06.2017 №804</text:span><text:span text:style-name="T2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2"><text:s text:c="101"/></text:span></text:p>
      <text:p text:style-name="P63"><text:span text:style-name="T24">ЗАТВЕРДЖУЮ<text:line-break/></text:span><text:span text:style-name="T35">Директор ЕЗОШ <text:s/>№ <text:s/>2</text:span><text:span text:style-name="T30"><text:line-break/>______Л.М. Воробйов <text:line-break/>____________ 201</text:span><text:span text:style-name="T31">8</text:span><text:span text:style-name="T30">р</text:span></text:p>
      <text:p text:style-name="P14">____________ 201<text:span text:style-name="T80">9</text:span>р</text:p>
      <text:p text:style-name="P14"/>
      <text:p text:style-name="P21"/>
      <text:p text:style-name="P21">ПРОГРАМА</text:p>
      <text:p text:style-name="P2"><text:span text:style-name="T24">З ІНФОРМАТИКИ для учня </text:span><text:span text:style-name="T25">7</text:span><text:span text:style-name="T24">-В класу</text:span></text:p>
      <text:p text:style-name="P15"><text:span text:style-name="T49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24">Для </text:span><text:span text:style-name="T25">7</text:span><text:span text:style-name="T24">-В класу</text:span></text:p>
          </table:table-cell>
          <table:table-cell table:style-name="Таблиця1.C1" office:value-type="string">
            <text:p text:style-name="P2"><text:span text:style-name="T24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30"><text:s text:c="4"/>годин</text:span></text:p>
          </table:table-cell>
          <table:table-cell table:style-name="Таблиця1.C1" office:value-type="string">
            <text:p text:style-name="P1"><text:span text:style-name="T30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30"><text:s text:c="4"/>годин</text:span></text:p>
          </table:table-cell>
          <table:table-cell table:style-name="Таблиця1.C1" office:value-type="string">
            <text:p text:style-name="P1"><text:span text:style-name="T30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30">35 год.</text:span></text:p>
            <text:p text:style-name="P1"><text:span text:style-name="T30">1 година на тиждень</text:span></text:p>
          </table:table-cell>
          <table:table-cell table:style-name="Таблиця1.C1" office:value-type="string">
            <text:p text:style-name="P1"><text:span text:style-name="T30">17 год.</text:span></text:p>
            <text:p text:style-name="P1"><text:span text:style-name="T30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24">№ з/п</text:span></text:p>
          </table:table-cell>
          <table:table-cell table:style-name="Таблиця2.A1" office:value-type="string">
            <text:p text:style-name="P3"><text:span text:style-name="T24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55">Алгоритми та програми </text:span><text:span text:style-name="T56">(</text:span><text:span text:style-name="T57">1</text:span><text:span text:style-name="T58">6</text:span><text:span text:style-name="T56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61">Опрацювання табличних даних</text:span></text:span><text:span text:style-name="Font_20_Style42"><text:span text:style-name="T59"> (</text:span></text:span><text:span text:style-name="Font_20_Style42"><text:span text:style-name="T60">10</text:span></text:span><text:span text:style-name="Font_20_Style42"><text:span text:style-name="T59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88"><text:span text:style-name="Font_20_Style42"><text:span text:style-name="T75">Служби Інтернету</text:span></text:span><text:span text:style-name="Font_20_Style42"><text:span text:style-name="T41"> (</text:span></text:span><text:span text:style-name="Font_20_Style42"><text:span text:style-name="T42">9 год.</text:span></text:span><text:span text:style-name="Font_20_Style42"><text:span text:style-name="T41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80">В</text:span>читель <text:tab/><text:tab/><text:tab/><text:tab/><text:tab/><text:tab/><text:tab/><text:tab/><text:span text:style-name="T80">Трубіцина</text:span> <text:span text:style-name="T80">А</text:span>.<text:span text:style-name="T80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30">_________________ 201</text:span><text:span text:style-name="T31">8</text:span><text:span text:style-name="T30"> р.</text:span></text:p>
      <text:p text:style-name="P39"><text:span text:style-name="T30">_________________ 201</text:span><text:span text:style-name="T31">9</text:span><text:span text:style-name="T30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26">7</text:span><text:span text:style-name="T24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8"><draw:frame text:anchor-type="paragraph" draw:z-index="0" draw:name="Фигура3" draw:style-name="gr1" draw:text-style-name="P94" svg:width="8.148cm" svg:height="7.259cm" svg:x="0.016cm" svg:y="0.079cm"><draw:text-box><text:p text:style-name="P90"><text:span text:style-name="T81">Алгоритми та програми </text:span></text:p><text:p text:style-name="P91"><text:span text:style-name="T82">Знаннєва складова</text:span></text:p><text:p text:style-name="P92"><text:span text:style-name="T83"><text:s text:c="5"/></text:span><text:span text:style-name="T84">Пояснює</text:span><text:span text:style-name="T83"> поняття величини, змінної та операції </text:span><text:span text:style-name="T83">присвоювання.</text:span></text:p><text:p text:style-name="P92"><text:span text:style-name="T83"><text:s text:c="4"/></text:span><text:span text:style-name="T84">Знає</text:span><text:span text:style-name="T83"> базові алгоритми роботи зі змінними: </text:span><text:span text:style-name="T83">обмін значеннями, визначення найбільшого й </text:span><text:span text:style-name="T83">найменшого з двох значень</text:span></text:p><text:p text:style-name="P92"><text:span text:style-name="T82">Діяльнісна складова</text:span></text:p><text:p text:style-name="P93"><text:span text:style-name="T83"><text:s text:c="4"/></text:span><text:span text:style-name="T84">Використовує</text:span><text:span text:style-name="T83"> різні алгоритмічні структури та </text:span><text:span text:style-name="T83">змінні для <text:s/>розв’язання навчальних і життєвих </text:span><text:span text:style-name="T83">задач.</text:span></text:p><text:p text:style-name="P93"><text:span text:style-name="T83"><text:s text:c="5"/></text:span><text:span text:style-name="T84">Застосовує</text:span><text:span text:style-name="T83"> засоби програмування для побудови </text:span><text:span text:style-name="T83">моделей</text:span></text:p><text:p text:style-name="P93"><text:span text:style-name="T82">Ціннісна складова</text:span></text:p><text:p text:style-name="P93"><text:span text:style-name="T83"><text:s text:c="5"/></text:span><text:span text:style-name="T84">Усвідомлює</text:span><text:span text:style-name="T83"> роль програмування та </text:span><text:span text:style-name="T83">моделювання для розв’язання навчальних і </text:span><text:span text:style-name="T83">життєвих задач</text:span></text:p></draw:text-box></draw:frame><text:span text:style-name="T51"/></text:p>
          </table:table-cell>
          <table:table-cell table:style-name="Таблиця3.D3" office:value-type="string">
            <text:p text:style-name="P66"><text:span text:style-name="T73">Величини. Змінні. Вказівка присвоювання.</text:span></text:p>
            <text:p text:style-name="P65"/>
            <text:p text:style-name="P67"><text:span text:style-name="T73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5"/>
            <text:p text:style-name="P66"><text:span text:style-name="T73">Опис моделей у середовищі програмування</text:span></text:p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59"><text:span text:style-name="Font_20_Style42"><text:span text:style-name="T76">Опрацювання табличних даних</text:span></text:span><text:span text:style-name="Font_20_Style42"><text:span text:style-name="T43"> </text:span></text:span></text:p>
            <text:p text:style-name="P68"><text:span text:style-name="T74">Знаннєва складова</text:span></text:p>
            <text:p text:style-name="P83"><text:span text:style-name="T50">Пояснює</text:span> призначення електронних таблиць, зокрема як засобу моделювання.</text:p>
            <text:p text:style-name="P83"><text:span text:style-name="T50">Знає </text:span>принципи адресації клітинок і діапазонів.</text:p>
            <text:p text:style-name="P83"><text:span text:style-name="T50">Називає </text:span>основні типи даних та пояснює їхнє призначення.</text:p>
            <text:p text:style-name="P83"><text:span text:style-name="T50">Називає</text:span> і <text:span text:style-name="T50">пояснює </text:span>призначення основних об’єктів ЕТ.</text:p>
            <text:p text:style-name="P83"><text:span text:style-name="T50">Пояснює </text:span>поняття моделі</text:p>
            <text:p text:style-name="P68"><text:span text:style-name="T74">Діяльнісна складова</text:span></text:p>
            <text:p text:style-name="P83"><text:span text:style-name="T50">Застосовує </text:span>засоби опрацювання електронних таблиць для розв’язання навчальних і життєвих задач. </text:p>
            <text:p text:style-name="P83"><text:span text:style-name="T50">Аналізує </text:span>умову задачі, виокремлює зв’язки між величинами. Реалізує математичні моделі засобами електронних таблиць.</text:p>
            <text:p text:style-name="P83"><text:span text:style-name="T50">Використовує</text:span> формули в електронних таблицях.</text:p>
            <text:p text:style-name="P83"><text:span text:style-name="T50">Редагує</text:span> <text:s/>і <text:span text:style-name="T50">форматує</text:span> електронні таблиці.</text:p>
            <text:p text:style-name="P83"><text:span text:style-name="T50">Застосовує</text:span> засоби автозаповнення й автозавершення для прискорення введення даних</text:p>
            <text:p text:style-name="P68"><text:span text:style-name="T74">Ціннісна складова</text:span></text:p>
            <text:p text:style-name="P83"><text:span text:style-name="T50">Розпізнає</text:span> задачі, для яких доцільно використовувати електронні таблиці.</text:p>
            <text:p text:style-name="P85"><text:span text:style-name="T52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3">Поняття електронної таблиці. Табличні процесори, їх призначення. Середовище табличного процесора. </text:p>
            <text:p text:style-name="P83"/>
            <text:p text:style-name="P83">Об’єкти електронних таблиць — аркуш, клітинка, діапазон клітинок.</text:p>
            <text:p text:style-name="P83"/>
            <text:p text:style-name="P83"/>
            <text:p text:style-name="P83"/>
            <text:p text:style-name="P83"/>
            <text:p text:style-name="P83">Типи даних: числові, грошові, дати, текст, відсотки. Введення, редагування й форматування даних основних типів. </text:p>
            <text:p text:style-name="P83"/>
            <text:p text:style-name="P83">Адресація. Формули.</text:p>
            <text:p text:style-name="P83"/>
            <text:p text:style-name="P83">Редагування та форматування електронних таблиць.</text:p>
            <text:p text:style-name="P83"/>
            <text:p text:style-name="P83">Копіювання та переміщення клітинок і діапазонів, зокрема тих, що містять формули. </text:p>
            <text:p text:style-name="P83"/>
            <text:p text:style-name="P83">Автозаповнення та автозавершення.</text:p>
            <text:p text:style-name="P83"/>
            <text:p text:style-name="P83">Моделі. Етапи побудови моделей. Реалізація математичних моделей</text:p>
            <text:p text:style-name="P69"><text:span text:style-name="T36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89"><text:span text:style-name="Font_20_Style42"><text:span text:style-name="T76">Служби Інтернету</text:span></text:span><text:span text:style-name="Font_20_Style42"><text:span text:style-name="T43"> </text:span></text:span></text:p>
            <text:p text:style-name="P68"><text:span text:style-name="T74">Знаннєва складова</text:span></text:p>
            <text:p text:style-name="P83"><text:span text:style-name="T50">Пояснює</text:span> принципи функціонування служб електронної пошти та спільного доступу, поняття хмарних сервісів.</text:p>
            <text:p text:style-name="P83"><text:span text:style-name="T50">Пояснює</text:span> небезпеки, пов’язані з використанням електронної пошти.</text:p>
            <text:p text:style-name="P83"><text:span text:style-name="T50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8"><text:span text:style-name="T74">Діяльнісна складова</text:span></text:p>
            <text:p text:style-name="P83"><text:span text:style-name="T50">Створює</text:span> поштову скриньку та використовує її.</text:p>
            <text:p text:style-name="P83"><text:span text:style-name="T50">Створює</text:span> і <text:span text:style-name="T50">використовує</text:span> списки розсилки.</text:p>
            <text:p text:style-name="P83"><text:span text:style-name="T50">Уміє</text:span> працювати в команді й організовувати спільну роботу в онлайн-середовищах.</text:p>
            <text:p text:style-name="P83"><text:span text:style-name="T50">Використовує</text:span> онлайнові перекладачі</text:p>
            <text:p text:style-name="P68"><text:span text:style-name="T74">Ціннісна складова</text:span></text:p>
            <text:p text:style-name="P83"><text:span text:style-name="T50">Усвідомлює</text:span> переваги та недоліки електронної пошти як засобу спілкування.</text:p>
            <text:p text:style-name="P83"><text:span text:style-name="T50">Дотримується</text:span> принципів електронного етикету та безпечного користування електронною поштою.</text:p>
            <text:p text:style-name="P83"><text:span text:style-name="T50">Усвідомлює </text:span>цінність персонального освітньо-комунікаційного середовища для навчання та саморозвитку.</text:p>
            <text:p text:style-name="P86"><text:span text:style-name="T50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4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4"/>
            <text:p text:style-name="P84">Етикет електронного листування. Правила безпечного користування електронною скринькою. Основні ознаки спаму й фішингу.</text:p>
            <text:p text:style-name="P84"/>
            <text:p text:style-name="P84">Використання інтернет-ресурсів для спільної роботи. Рівні та способи доступу до ресурсів.</text:p>
            <text:p text:style-name="P84"/>
            <text:p text:style-name="P84">Зберігання даних та колективна робота з документами в Інтернеті; керування спільним доступом до них. Хмарні сервіси.</text:p>
            <text:p text:style-name="P84"/>
            <text:p text:style-name="P84">Онлайнові перекладачі.</text:p>
            <text:p text:style-name="P84"/>
            <text:p text:style-name="P87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9">ІІІ. </text:span><text:span text:style-name="T8">Календарно-тематичний план</text:span></text:p>
      <text:p text:style-name="P5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0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32">Тема </text:span></text:span><text:span text:style-name="Font_20_Style46"><text:span text:style-name="T28">1.</text:span></text:span><text:span text:style-name="Font_20_Style46"><text:span text:style-name="T32"> </text:span></text:span><text:span text:style-name="Font_20_Style42"><text:span text:style-name="T34">Алгоритми та програми</text:span></text:span><text:span text:style-name="T24"> (</text:span><text:span text:style-name="T27">8</text:span><text:span text:style-name="Font_20_Style42"><text:span text:style-name="T32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8"><text:span text:style-name="T2">1.</text:span></text:p>
          </table:table-cell>
          <table:table-cell table:style-name="Таблиця4.A1" office:value-type="string">
            <text:p text:style-name="P38"><text:span text:style-name="T2">Безпека життєдіяльності при роботі з комп'ютером. </text:span><text:span text:style-name="T53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4">
          <table:table-cell table:style-name="Таблиця4.A1" office:value-type="string">
            <text:list xml:id="list151307400050274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4"><text:span text:style-name="T2">2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4">. </text:span><text:span text:style-name="T53">Середовище та інструменти графічного редактора.</text:span><text:span text:style-name="T2"> </text:span><text:span text:style-name="T53">Особливості побудови й опрацювання векторних зображень. Побудова зображення з графічних примітивів. </text:span><text:span text:style-name="T14">Практична робота 1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5">
          <table:table-cell table:style-name="Таблиця4.A1" office:value-type="string">
            <text:list xml:id="list151306302577747" text:continue-numbering="true" text:style-name="WW8Num20">
              <text:list-item>
                <text:p text:style-name="P76">4.</text:p>
              </text:list-item>
            </text:list>
          </table:table-cell>
          <table:table-cell table:style-name="Таблиця4.A1" office:value-type="string">
            <text:p text:style-name="P74"><text:span text:style-name="T2">3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4">. </text:span><text:span text:style-name="T53">Операції над об’єктами та групами об’єктів. Багатошарові зображення, розміщення об’єктів у шарах. </text:span><text:span text:style-name="T14">Практична робота 2.</text:span></text:p>
          </table:table-cell>
          <table:table-cell table:style-name="Таблиця4.D1" office:value-type="string">
            <text:p text:style-name="P56"/>
          </table:table-cell>
        </table:table-row>
        <table:table-row table:style-name="Таблиця4.6">
          <table:table-cell table:style-name="Таблиця4.A1" office:value-type="string">
            <text:list xml:id="list151307405686397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4"><text:span text:style-name="T2">4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4">. </text:span><text:span text:style-name="T53">Додавання тексту до графічних зображень та його форматування. </text:span><text:span text:style-name="T14">Практична робота 3.</text:span><text:span text:style-name="T53"> Налаштування параметрів та перетворення формату готового зображення. </text:span></text:p>
            <text:p text:style-name="P38"><text:span text:style-name="Font_20_Style42"><text:span text:style-name="T15">Узагальнення з теми.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307295852631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307393656462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306033694281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306800287467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49"><text:span text:style-name="T45">Тема 2.</text:span><text:span text:style-name="T46"> </text:span><text:span text:style-name="Font_20_Style42"><text:span text:style-name="T66">Опрацювання табличних даних</text:span></text:span><text:span text:style-name="Font_20_Style42"><text:span text:style-name="T67"> </text:span></text:span><text:span text:style-name="Font_20_Style42"><text:span text:style-name="T46">(</text:span></text:span><text:span text:style-name="Font_20_Style42"><text:span text:style-name="T47">5</text:span></text:span><text:span text:style-name="Font_20_Style42"><text:span text:style-name="T46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1306835195299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7">1.</text:p>
          </table:table-cell>
          <table:table-cell table:style-name="Таблиця4.A1" office:value-type="string">
            <text:p text:style-name="P46"><text:span text:style-name="T2">Інструктаж з БЖД</text:span><text:span text:style-name="T14">. </text:span><text:span text:style-name="T2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3">
          <table:table-cell table:style-name="Таблиця4.A1" office:value-type="string">
            <text:list xml:id="list151306126663089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3">2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4">. </text:span><text:span text:style-name="T2">Відкриття, створення та збереження презентацій. Розробка слайдової презентації.</text:span></text:p>
            <text:p text:style-name="P46"><text:span text:style-name="T14">Практична робота 4</text:span><text:span text:style-name="T2">. Об’єкти презентації та засоби керування її демонстрацією. Типи слайдів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4">
          <table:table-cell table:style-name="Таблиця4.A1" office:value-type="string">
            <text:list xml:id="list151307575006549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3">3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4">. </text:span><text:span text:style-name="T2">Налаштування показу презентацій. Ефекти анімації, рух об’єктів в презентаціях.</text:span></text:p>
            <text:p text:style-name="P46"><text:span text:style-name="T14">Практична робота 5</text:span><text:span text:style-name="T2">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5">
          <table:table-cell table:style-name="Таблиця4.A1" office:value-type="string">
            <text:list xml:id="list151306122275413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3">4.</text:p>
          </table:table-cell>
          <table:table-cell table:style-name="Таблиця4.A1" office:value-type="string">
            <text:p text:style-name="P46"><text:span text:style-name="T2">Інструктаж з БЖД</text:span><text:span text:style-name="T14">. </text:span><text:span text:style-name="T2">Ефекти зміни слайдів. </text:span><text:span text:style-name="T14">Практична робота 6</text:span><text:span text:style-name="T2">. Планування представлення презентації та виступ перед аудиторією.</text:span></text:p>
            <text:p text:style-name="P46"><text:span text:style-name="Font_20_Style42"><text:span text:style-name="T15">Узагальнення з теми.</text:span></text:span></text:p>
          </table:table-cell>
          <table:table-cell table:style-name="Таблиця4.D1" office:value-type="string">
            <text:p text:style-name="P51"/>
          </table:table-cell>
        </table:table-row>
        <text:soft-page-break/>
        <table:table-row table:style-name="Таблиця4.15">
          <table:table-cell table:style-name="Таблиця4.A7" office:value-type="string">
            <text:list xml:id="list151306506236123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3"/>
          </table:table-cell>
          <table:table-cell table:style-name="Таблиця4.A7" office:value-type="string">
            <text:p text:style-name="P46"/>
          </table:table-cell>
          <table:table-cell table:style-name="Таблиця4.D7" office:value-type="string">
            <text:p text:style-name="P51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2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>Тема </text:span></text:span><text:span text:style-name="Font_20_Style46"><text:span text:style-name="T11">3</text:span></text:span><text:span text:style-name="Font_20_Style46"><text:span text:style-name="T13">.</text:span></text:span><text:span text:style-name="Font_20_Style42"><text:span text:style-name="T5"> </text:span></text:span><text:span text:style-name="T5"><text:s/></text:span><text:span text:style-name="Font_20_Style42"><text:span text:style-name="T7">Служби інтернету</text:span></text:span><text:span text:style-name="Font_20_Style46"><text:span text:style-name="T11"> (</text:span></text:span><text:span text:style-name="Font_20_Style46"><text:span text:style-name="T13">4 </text:span></text:span><text:span text:style-name="Font_20_Style46"><text:span text:style-name="T11">год)</text:span></text:span>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7">9.</text:span></text:span></text:p>
          </table:table-cell>
          <table:table-cell table:style-name="Таблиця4.A1" office:value-type="string">
            <text:p text:style-name="P40"><text:span text:style-name="Font_20_Style42"><text:span text:style-name="T17">1.</text:span></text:span></text:p>
          </table:table-cell>
          <table:table-cell table:style-name="Таблиця4.A1" office:value-type="string">
            <text:p text:style-name="P79"><text:span text:style-name="T2">Інструктаж з БЖД</text:span><text:span text:style-name="T14">. </text:span><text:span text:style-name="T2">Поняття про об’єкт у програмуванні. Властивості об’єкта. Створення програмних об’єктів.</text:span></text:p>
            <text:p text:style-name="P54">Практична робота 7.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7">10.</text:span></text:span></text:p>
          </table:table-cell>
          <table:table-cell table:style-name="Таблиця4.A1" office:value-type="string">
            <text:p text:style-name="P40"><text:span text:style-name="Font_20_Style42"><text:span text:style-name="T17">2.</text:span></text:span></text:p>
          </table:table-cell>
          <table:table-cell table:style-name="Таблиця4.A1" office:value-type="string">
            <text:p text:style-name="P57"><text:span text:style-name="T2">Інструктаж з БЖД</text:span><text:span text:style-name="T14">. </text:span><text:span text:style-name="T2">Редагування програмних об’єктів. Поняття події. Види подій.</text:span>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  <table:table-row table:style-name="Таблиця4.14">
          <table:table-cell table:style-name="Таблиця4.A1" office:value-type="string">
            <text:p text:style-name="P60"><text:span text:style-name="Font_20_Style42"><text:span text:style-name="T17">11.</text:span></text:span></text:p>
          </table:table-cell>
          <table:table-cell table:style-name="Таблиця4.A1" office:value-type="string">
            <text:p text:style-name="P60"><text:span text:style-name="Font_20_Style42"><text:span text:style-name="T17">3.</text:span></text:span></text:p>
          </table:table-cell>
          <table:table-cell table:style-name="Таблиця4.A1" office:value-type="string">
            <text:p text:style-name="P80"><text:span text:style-name="T5"><text:s/></text:span><text:span text:style-name="T1"><text:s/></text:span><text:span text:style-name="T2">Інструктаж з БЖД</text:span><text:span text:style-name="T14">. </text:span><text:span text:style-name="T2">Програмне опрацювання події.</text:span></text:p>
            <text:p text:style-name="P57"><text:span text:style-name="T14">Практична робота 8.</text:span><text:span text:style-name="T2"> Змінювання значень властивостей об’єкта в програмі. </text:span>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  <table:table-row table:style-name="Таблиця4.21">
          <table:table-cell table:style-name="Таблиця4.A1" office:value-type="string">
            <text:p text:style-name="P60"><text:span text:style-name="Font_20_Style42"><text:span text:style-name="T17">12.</text:span></text:span></text:p>
          </table:table-cell>
          <table:table-cell table:style-name="Таблиця4.A1" office:value-type="string">
            <text:p text:style-name="P60"><text:span text:style-name="Font_20_Style42"><text:span text:style-name="T17">4.</text:span></text:span></text:p>
          </table:table-cell>
          <table:table-cell table:style-name="Таблиця4.C21" office:value-type="string">
            <text:p text:style-name="P81"><text:span text:style-name="T2">Інструктаж з БЖД</text:span><text:span text:style-name="T14">. </text:span><text:span text:style-name="T2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</table:table>
      <text:p text:style-name="P29"><text:span text:style-name="Font_20_Style42"><text:span text:style-name="T11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І. Пояснювальна записка</text:p>
      <text:p text:style-name="Standard"><text:span text:style-name="T2">На індивідуальному навчанні перебуває Карапетров Олександр, учень </text:span><text:span text:style-name="T3">7</text:span><text:span text:style-name="T2">-В класу.</text:span></text:p>
      <text:p text:style-name="Standard"><text:span text:style-name="T2">При складанні програми індивідуальних занять з Карапетровим Олександром використана програма Інформатика для </text:span><text:span text:style-name="T3">7</text:span><text:span text:style-name="T2"> класів загальноосвітніх навчальних закладів. Джерело: </text:span><text:span text:style-name="T1"><text:s/></text:span><text:span text:style-name="T21">mon</text:span><text:span text:style-name="T1">.</text:span><text:span text:style-name="T21">gov</text:span><text:span text:style-name="T1">.</text:span><text:span text:style-name="T21">ua</text:span><text:span text:style-name="T1"><text:line-break/></text:span><text:span text:style-name="T2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3">2</text:span><text:span text:style-name="T2">, </text:span><text:span text:style-name="T3">4</text:span><text:span text:style-name="T2"> п’ятниця </text:span><text:span text:style-name="T4">9</text:span><text:span text:style-name="T2">.</text:span><text:span text:style-name="T4">0</text:span><text:span text:style-name="T2">0-</text:span><text:span text:style-name="T4">9</text:span><text:span text:style-name="T2">.</text:span><text:span text:style-name="T4">45.</text:span><text:span text:style-name="T2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4">7</text:span><text:span text:style-name="T2"> класу за темами, передбаченими програмою, Олександр повинен:</text:span></text:p>
      <text:list xml:id="list661956339" text:style-name="WW8Num1">
        <text:list-item>
          <text:p text:style-name="P71"><text:span text:style-name="T54">розуміє поняття вкладених алгоритмічних структур;</text:span></text:p>
        </text:list-item>
        <text:list-item>
          <text:p text:style-name="P71"><text:span text:style-name="T54">знає і розуміє поняття об’єкта в програмуванні</text:span></text:p>
        </text:list-item>
        <text:list-item>
          <text:p text:style-name="P71"><text:span text:style-name="T2">знати головні основи роботи з комп’ютером;</text:span></text:p>
        </text:list-item>
        <text:list-item>
          <text:p text:style-name="P71"><text:span text:style-name="T2">вміти працювати з </text:span><text:span text:style-name="T4">табличним</text:span><text:span text:style-name="T2"> </text:span><text:span text:style-name="T4">процесором</text:span><text:span text:style-name="T2">;</text:span></text:p>
        </text:list-item>
        <text:list-item>
          <text:p text:style-name="P71"><text:span text:style-name="T2">вміти працювати </text:span><text:span text:style-name="Font_20_Style42"><text:span text:style-name="T18">із службами інтернету.</text:span></text:span><text:span text:style-name="T2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2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<text:soft-page-break/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1"><text:span text:style-name="Font_20_Style42"><text:span text:style-name="T32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2"><text:span text:style-name="Font_20_Style42"><text:span text:style-name="T61">Опрацювання табличних даних</text:span></text:span><text:span text:style-name="Font_20_Style42"><text:span text:style-name="T59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1"><text:span text:style-name="Font_20_Style42"><text:span text:style-name="T29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13:05.498858462</dc:date>
    <meta:print-date>2017-09-19T01:53:00</meta:print-date>
    <meta:editing-cycles>13</meta:editing-cycles>
    <meta:editing-duration>PT43M25S</meta:editing-duration>
    <meta:generator>LibreOffice/6.1.2.1$Linux_X86_64 LibreOffice_project/10$Build-1</meta:generator>
    <meta:document-statistic meta:table-count="5" meta:image-count="0" meta:object-count="0" meta:page-count="9" meta:paragraph-count="194" meta:word-count="1016" meta:character-count="8392" meta:non-whitespace-character-count="6955"/>
  </office:meta>
</office:document-meta>
</file>